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 fo:padding="0cm" fo:border="none" style:shadow="none"/>
      <style:text-properties style:font-name="Liberation Sans" fo:font-size="18pt" style:font-size-asian="18pt" style:font-name-complex="Arial1" style:font-size-complex="18pt"/>
    </style:style>
    <style:style style:name="P2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 fo:padding="0.049cm" fo:border-left="none" fo:border-right="none" fo:border-top="none" fo:border-bottom="0.06pt solid #000000" style:shadow="none"/>
      <style:text-properties fo:color="#666666" style:font-name="Liberation Sans" fo:font-size="14pt" fo:font-weight="bold" style:font-size-asian="14pt" style:font-weight-asian="bold" style:font-name-complex="Arial1" style:font-size-complex="14pt"/>
    </style:style>
    <style:style style:name="P3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style:font-size-asian="11pt" style:font-size-complex="11pt"/>
    </style:style>
    <style:style style:name="P4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5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6" style:family="paragraph" style:parent-style-name="List_20_Paragraph" style:list-style-name="L1">
      <style:paragraph-properties fo:margin-top="0cm" fo:margin-bottom="0cm" loext:contextual-spacing="false" fo:text-align="justify" style:justify-single-word="false"/>
      <style:text-properties style:font-name="Liberation Sans" fo:font-size="11pt" fo:font-weight="normal" style:font-size-asian="11pt" style:font-weight-asian="normal" style:font-name-complex="Times New Roman2" style:font-size-complex="11pt" style:font-weight-complex="normal"/>
    </style:style>
    <style:style style:name="P7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Liberation Sans" fo:font-size="11pt" fo:font-weight="normal" style:font-size-asian="11pt" style:font-weight-asian="normal" style:font-name-complex="Times New Roman2" style:font-size-complex="11pt" style:font-weight-complex="normal"/>
    </style:style>
    <style:style style:name="P8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1pt" style:font-size-asian="11pt" style:font-name-complex="Times New Roman2" style:font-size-complex="11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fo:font-weight="bold" style:font-size-asian="11pt" style:font-weight-asian="bold" style:font-name-complex="Arial1" style:font-size-complex="11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11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12" style:family="paragraph" style:parent-style-name="Footer">
      <style:paragraph-properties>
        <style:tab-stops>
          <style:tab-stop style:position="8.001cm" style:type="center"/>
          <style:tab-stop style:position="18.503cm" style:type="right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name-complex="Times New Roman2" style:font-size-complex="11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 fo:padding="0.049cm" fo:border-left="none" fo:border-right="none" fo:border-top="none" fo:border-bottom="0.06pt solid #000000" style:shadow="none"/>
      <style:text-properties fo:color="#666666" style:font-name="Liberation Sans" fo:font-size="14pt" fo:font-weight="bold" style:font-size-asian="14pt" style:font-weight-asian="bold" style:font-name-complex="Arial1" style:font-size-complex="14pt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style:shadow="none" style:writing-mode="lr-tb"/>
      <style:text-properties style:font-name="Liberation Sans" fo:font-size="5pt" fo:font-weight="normal" style:font-size-asian="4.34999990463257pt" style:font-weight-asian="normal" style:font-name-complex="Times New Roman2" style:font-size-complex="5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1pt" fo:font-weight="bold" style:font-size-asian="11pt" style:font-weight-asian="bold" style:font-name-complex="Times New Roman2" style:font-size-complex="11pt" style:font-weight-complex="bold"/>
    </style:style>
    <style:style style:name="P17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style:font-size-asian="11pt" style:font-size-complex="11pt"/>
    </style:style>
    <style:style style:name="P18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fo:font-weight="bold" officeooo:rsid="00115235" officeooo:paragraph-rsid="00115235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fo:font-weight="normal" style:font-size-asian="11pt" style:font-weight-asian="normal" style:font-name-complex="Times New Roman2" style:font-size-complex="11pt" style:font-weight-complex="normal"/>
    </style:style>
    <style:style style:name="P21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1pt" style:font-size-asian="11pt" style:font-name-complex="Times New Roman2" style:font-size-complex="11pt"/>
    </style:style>
    <style:style style:name="P22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5pt" style:font-size-asian="4.34999990463257pt" style:font-name-complex="Times New Roman2" style:font-size-complex="5pt"/>
    </style:style>
    <style:style style:name="P23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5pt" style:font-size-asian="4.34999990463257pt" style:font-size-complex="5pt"/>
    </style:style>
    <style:style style:name="P24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 fo:padding="0.049cm" fo:border-left="none" fo:border-right="none" fo:border-top="none" fo:border-bottom="0.06pt solid #000000" style:shadow="none"/>
      <style:text-properties fo:color="#666666" style:font-name="Liberation Sans" fo:font-size="14pt" fo:font-weight="bold" style:font-size-asian="14pt" style:font-weight-asian="bold" style:font-name-complex="Arial1" style:font-size-complex="14pt"/>
    </style:style>
    <style:style style:name="P25" style:family="paragraph" style:parent-style-name="List_20_Paragraph" style:list-style-name="WWNum4">
      <style:paragraph-properties fo:margin-left="0cm" fo:margin-right="0cm" fo:margin-top="0cm" fo:margin-bottom="0cm" loext:contextual-spacing="false" fo:text-align="justify" style:justify-single-word="false" fo:text-indent="0cm" style:auto-text-indent="false" fo:padding="0.049cm" fo:border-left="none" fo:border-right="none" fo:border-top="none" fo:border-bottom="0.06pt solid #000000" style:shadow="none"/>
      <style:text-properties fo:color="#666666" style:font-name="Liberation Sans" fo:font-size="14pt" fo:font-weight="bold" style:font-size-asian="14pt" style:font-weight-asian="bold" style:font-name-complex="Arial1" style:font-size-complex="14pt"/>
    </style:style>
    <style:style style:name="P26" style:family="paragraph" style:parent-style-name="List_20_Paragraph" style:list-style-name="WWNum4">
      <style:paragraph-properties fo:margin-left="0cm" fo:margin-right="0cm" fo:margin-top="0cm" fo:margin-bottom="0cm" loext:contextual-spacing="false" fo:text-align="justify" style:justify-single-word="false" fo:text-indent="0cm" style:auto-text-indent="false" fo:padding="0.049cm" fo:border-left="none" fo:border-right="none" fo:border-top="none" fo:border-bottom="0.06pt solid #000000" style:shadow="none"/>
      <style:text-properties fo:color="#666666" style:font-name="Liberation Sans" fo:font-size="14pt" fo:font-weight="bold" style:font-size-asian="14pt" style:font-weight-asian="bold" style:font-size-complex="14pt"/>
    </style:style>
    <style:style style:name="P27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Liberation Sans" fo:font-size="11pt" fo:font-weight="normal" style:font-size-asian="11pt" style:font-weight-asian="normal" style:font-name-complex="Times New Roman2" style:font-size-complex="11pt" style:font-weight-complex="normal"/>
    </style:style>
    <style:style style:name="P28" style:family="paragraph" style:parent-style-name="List_20_Paragraph" style:list-style-name="L1">
      <style:paragraph-properties fo:margin-top="0cm" fo:margin-bottom="0cm" loext:contextual-spacing="false" fo:text-align="justify" style:justify-single-word="false"/>
      <style:text-properties style:font-name="Liberation Sans" fo:font-size="11pt" fo:font-weight="normal" style:font-size-asian="11pt" style:font-weight-asian="normal" style:font-name-complex="Times New Roman2" style:font-size-complex="11pt" style:font-weight-complex="normal"/>
    </style:style>
    <style:style style:name="P29" style:family="paragraph" style:parent-style-name="List_20_Paragraph" style:list-style-name="WWNum4">
      <style:paragraph-properties fo:margin-top="0cm" fo:margin-bottom="0cm" loext:contextual-spacing="false" fo:text-align="justify" style:justify-single-word="false"/>
      <style:text-properties style:font-name="Liberation Sans" fo:font-size="11pt" fo:font-weight="bold" style:font-size-asian="11pt" style:font-weight-asian="bold" style:font-name-complex="Arial1" style:font-size-complex="11pt"/>
    </style:style>
    <style:style style:name="P30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31" style:family="paragraph" style:parent-style-name="List_20_Paragraph" style:list-style-name="L1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32" style:family="paragraph" style:parent-style-name="List_20_Paragraph" style:list-style-name="WWNum4">
      <style:paragraph-properties fo:margin-top="0cm" fo:margin-bottom="0cm" loext:contextual-spacing="false" fo:text-align="justify" style:justify-single-word="false"/>
      <style:text-properties style:font-name="Liberation Sans" fo:font-size="5pt" fo:font-weight="normal" style:font-size-asian="4.34999990463257pt" style:font-weight-asian="normal" style:font-size-complex="5pt" style:font-weight-complex="normal"/>
    </style:style>
    <style:style style:name="P33" style:family="paragraph" style:parent-style-name="Standard" style:master-page-name="Standard">
      <style:paragraph-properties style:page-number="auto" fo:padding="0.049cm" fo:border-left="none" fo:border-right="none" fo:border-top="none" fo:border-bottom="0.06pt solid #000000" style:shadow="none">
        <style:tab-stops>
          <style:tab-stop style:position="9.001cm"/>
          <style:tab-stop style:position="18.503cm" style:type="right"/>
        </style:tab-stops>
      </style:paragraph-properties>
      <style:text-properties style:font-name="Courier 10 Pitch" fo:font-size="10pt" style:text-underline-style="none" fo:font-weight="normal" style:font-size-asian="10pt" style:font-weight-asian="normal" style:font-name-complex="Times New Roman2" style:font-size-complex="10pt" style:font-weight-complex="normal"/>
    </style:style>
    <style:style style:name="P3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 fo:padding="0cm" fo:border="none" style:shadow="none"/>
      <style:text-properties style:font-name="Liberation Sans" fo:font-size="18pt" style:font-size-asian="18pt" style:font-name-complex="Arial1" style:font-size-complex="18pt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fo:font-weight="bold" style:font-size-asian="11pt" style:font-weight-asian="bold" style:font-name-complex="Arial1" style:font-size-complex="11pt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37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Liberation Sans" fo:font-size="11pt" style:font-size-asian="11pt" style:font-size-complex="11pt"/>
    </style:style>
    <style:style style:name="P38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1.244cm" fo:margin-right="0cm" fo:margin-top="0cm" fo:margin-bottom="0cm" loext:contextual-spacing="false" fo:text-align="justify" style:justify-single-word="false" fo:orphans="2" fo:widows="2" fo:text-indent="0cm" style:auto-text-indent="false" style:shadow="none" style:writing-mode="lr-tb"/>
      <style:text-properties style:font-name="Liberation Sans" fo:font-size="11pt" style:font-size-asian="11pt" style:font-size-complex="11pt"/>
    </style:style>
    <style:style style:name="P41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1pt" style:font-size-asian="11pt" style:font-name-complex="Times New Roman2" style:font-size-complex="11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99ccff"/>
      <style:paragraph-properties fo:text-align="center"/>
      <style:text-properties style:font-name="Courier 10 Pitch" fo:font-size="9pt" style:font-size-asian="9pt" style:font-size-complex="9pt"/>
    </style:style>
    <style:style style:name="P44" style:family="paragraph">
      <loext:graphic-properties draw:fill="none"/>
      <style:paragraph-properties fo:text-align="center"/>
      <style:text-properties style:font-name="Courier 10 Pitch" fo:font-size="9pt" style:font-size-asian="9pt" style:font-size-complex="9p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style:font-name="Courier 10 Pitch" fo:font-size="9pt" style:font-size-asian="9pt" style:font-size-complex="9pt"/>
    </style:style>
    <style:style style:name="T1" style:family="text">
      <style:text-properties style:font-name="FreeSans" fo:font-size="13pt" fo:font-weight="bold" officeooo:rsid="000347d2" style:font-size-asian="13pt" style:font-weight-asian="bold" style:font-size-complex="13pt" style:font-weight-complex="bold"/>
    </style:style>
    <style:style style:name="T2" style:family="text">
      <style:text-properties style:font-name="Liberation Serif" fo:font-weight="bold" officeooo:rsid="000347d2" style:font-weight-asian="bold" style:font-weight-complex="bold"/>
    </style:style>
    <style:style style:name="T3" style:family="text">
      <style:text-properties style:font-name="FreeSans" fo:font-size="13pt" fo:font-weight="bold" style:font-size-asian="13pt" style:font-weight-asian="bold" style:font-size-complex="13pt"/>
    </style:style>
    <style:style style:name="T4" style:family="text">
      <style:text-properties fo:font-weight="bold" officeooo:rsid="000347d2" style:font-weight-asian="bold"/>
    </style:style>
    <style:style style:name="T5" style:family="text">
      <style:text-properties style:font-name="Liberation Serif" fo:font-weight="bold" officeooo:rsid="000d3b7c" style:font-weight-asian="bold"/>
    </style:style>
    <style:style style:name="T6" style:family="text">
      <style:text-properties fo:font-weight="bold" officeooo:rsid="000d3b7c" style:font-weight-asian="bold"/>
    </style:style>
    <style:style style:name="T7" style:family="text">
      <style:text-properties style:font-name="Liberation Serif" fo:font-size="13pt" style:font-size-asian="13pt" style:font-size-complex="13pt"/>
    </style:style>
    <style:style style:name="T8" style:family="text">
      <style:text-properties fo:font-weight="bold" style:font-weight-asian="bold" style:font-name-complex="Times New Roman2"/>
    </style:style>
    <style:style style:name="T9" style:family="text">
      <style:text-properties style:font-name-complex="Times New Roman2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FreeSans" fo:font-size="9pt" style:font-size-asian="9pt" style:font-size-complex="9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style:font-name="Liberation Serif" fo:font-style="italic" style:font-style-asian="italic" style:font-style-complex="italic"/>
    </style:style>
    <style:style style:name="T14" style:family="text">
      <style:text-properties style:font-name="Liberation Serif"/>
    </style:style>
    <style:style style:name="T15" style:family="text">
      <style:text-properties fo:font-size="9pt" fo:font-style="italic" officeooo:rsid="000552de" style:font-size-asian="9pt" style:font-style-asian="italic" style:font-size-complex="9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FreeSans" fo:font-size="9pt" fo:font-style="italic" style:font-size-asian="9pt" style:font-style-asian="italic" style:font-size-complex="9pt" style:font-style-complex="italic"/>
    </style:style>
    <style:style style:name="T18" style:family="text">
      <style:text-properties style:font-name="Liberation Serif" fo:font-style="normal" style:font-style-asian="normal" style:font-style-complex="normal"/>
    </style:style>
    <style:style style:name="T19" style:family="text">
      <style:text-properties style:font-name="Liberation Serif" style:font-name-complex="Times New Roman2"/>
    </style:style>
    <style:style style:name="T20" style:family="text">
      <style:text-properties style:font-name="Liberation Serif" fo:font-style="normal" style:font-style-asian="normal" style:font-name-complex="Times New Roman2" style:font-style-complex="normal"/>
    </style:style>
    <style:style style:name="T21" style:family="text">
      <style:text-properties style:font-name="Liberation Serif" fo:font-style="italic" style:font-style-asian="italic" style:font-name-complex="Times New Roman2" style:font-style-complex="italic"/>
    </style:style>
    <style:style style:name="T22" style:family="text">
      <style:text-properties fo:font-style="italic" style:font-style-asian="italic" style:font-name-complex="Times New Roman2" style:font-style-complex="italic"/>
    </style:style>
    <style:style style:name="T23" style:family="text">
      <style:text-properties style:font-name="Liberation Mono" fo:font-size="9pt" style:text-underline-style="solid" style:text-underline-width="auto" style:text-underline-color="font-color" style:font-size-asian="9pt" style:font-size-complex="9pt"/>
    </style:style>
    <style:style style:name="T24" style:family="text">
      <style:text-properties style:font-name="Liberation Mono" fo:font-size="9pt" style:text-underline-style="solid" style:text-underline-width="auto" style:text-underline-color="font-color" officeooo:rsid="000210a5" style:font-size-asian="9pt" style:font-size-complex="9pt"/>
    </style:style>
    <style:style style:name="T25" style:family="text">
      <style:text-properties style:font-name="FreeMono" fo:font-size="9pt" style:text-underline-style="solid" style:text-underline-width="auto" style:text-underline-color="font-color" style:font-size-asian="9pt" style:font-size-complex="9pt"/>
    </style:style>
    <style:style style:name="T26" style:family="text">
      <style:text-properties style:font-name="FreeMono" fo:font-size="9pt" style:text-underline-style="solid" style:text-underline-width="auto" style:text-underline-color="font-color" officeooo:rsid="000210a5" style:font-size-asian="9pt" style:font-size-complex="9pt"/>
    </style:style>
    <style:style style:name="T27" style:family="text">
      <style:text-properties officeooo:rsid="000552de"/>
    </style:style>
    <style:style style:name="T28" style:family="text">
      <style:text-properties style:font-name="FreeSans" fo:font-size="13pt" fo:font-weight="bold" style:font-size-asian="13pt" style:font-weight-asian="bold" style:font-size-complex="13pt"/>
    </style:style>
    <style:style style:name="T29" style:family="text">
      <style:text-properties style:font-name="FreeSans" fo:font-size="13pt" fo:font-weight="bold" officeooo:rsid="000347d2" style:font-size-asian="13pt" style:font-weight-asian="bold" style:font-size-complex="13pt" style:font-weight-complex="bold"/>
    </style:style>
    <style:style style:name="T30" style:family="text">
      <style:text-properties style:font-name="FreeSans" fo:font-size="9pt" style:font-size-asian="9pt" style:font-size-complex="9pt"/>
    </style:style>
    <style:style style:name="T31" style:family="text">
      <style:text-properties style:font-name="FreeSans" fo:font-size="9pt" fo:font-style="italic" style:font-size-asian="9pt" style:font-style-asian="italic" style:font-size-complex="9pt" style:font-style-complex="italic"/>
    </style:style>
    <style:style style:name="T32" style:family="text">
      <style:text-properties style:font-name="FreeSans" fo:font-weight="bold" officeooo:rsid="000ef22b" style:font-size-asian="15.75pt" style:font-weight-asian="bold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weight="bold" officeooo:rsid="000347d2" style:font-weight-asian="bold" style:font-weight-complex="bold"/>
    </style:style>
    <style:style style:name="T35" style:family="text">
      <style:text-properties style:font-name="Liberation Serif" fo:font-weight="bold" officeooo:rsid="000d3b7c" style:font-weight-asian="bold"/>
    </style:style>
    <style:style style:name="T36" style:family="text">
      <style:text-properties style:font-name="Liberation Serif" fo:font-size="13pt" style:font-size-asian="13pt" style:font-size-complex="13pt"/>
    </style:style>
    <style:style style:name="T37" style:family="text">
      <style:text-properties style:font-name="Liberation Serif" fo:font-style="italic" style:font-style-asian="italic" style:font-style-complex="italic"/>
    </style:style>
    <style:style style:name="T38" style:family="text">
      <style:text-properties style:font-name="Liberation Serif" fo:font-style="italic" style:font-style-asian="italic" style:font-name-complex="Times New Roman2" style:font-style-complex="italic"/>
    </style:style>
    <style:style style:name="T39" style:family="text">
      <style:text-properties style:font-name="Liberation Serif" fo:font-style="normal" style:font-style-asian="normal" style:font-style-complex="normal"/>
    </style:style>
    <style:style style:name="T40" style:family="text">
      <style:text-properties style:font-name="Liberation Serif" fo:font-style="normal" style:font-style-asian="normal" style:font-name-complex="Times New Roman2" style:font-style-complex="normal"/>
    </style:style>
    <style:style style:name="T41" style:family="text">
      <style:text-properties style:font-name="Liberation Serif" style:font-name-complex="Times New Roman2"/>
    </style:style>
    <style:style style:name="T42" style:family="text">
      <style:text-properties style:font-name="Liberation Serif" officeooo:rsid="000aabf4" style:font-name-complex="Times New Roman2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officeooo:rsid="000347d2" style:font-weight-asian="bold"/>
    </style:style>
    <style:style style:name="T45" style:family="text">
      <style:text-properties fo:font-weight="bold" officeooo:rsid="000d3b7c" style:font-weight-asian="bold"/>
    </style:style>
    <style:style style:name="T46" style:family="text">
      <style:text-properties fo:font-weight="bold" style:font-weight-asian="bold" style:font-name-complex="Times New Roman2"/>
    </style:style>
    <style:style style:name="T47" style:family="text">
      <style:text-properties fo:font-weight="bold" officeooo:rsid="000f9bec" style:font-weight-asian="bold"/>
    </style:style>
    <style:style style:name="T48" style:family="text">
      <style:text-properties style:font-name-complex="Times New Roman2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9pt" fo:font-style="italic" style:font-size-asian="9pt" style:font-style-asian="italic" style:font-size-complex="9pt" style:font-style-complex="italic"/>
    </style:style>
    <style:style style:name="T51" style:family="text">
      <style:text-properties fo:font-size="9pt" fo:font-style="italic" officeooo:rsid="000552de" style:font-size-asian="9pt" style:font-style-asian="italic" style:font-size-complex="9pt" style:font-style-complex="italic"/>
    </style:style>
    <style:style style:name="T52" style:family="text">
      <style:text-properties fo:font-size="9pt" fo:font-style="italic" officeooo:rsid="00156ad4" style:font-size-asian="9pt" style:font-style-asian="italic" style:font-size-complex="9pt" style:font-style-complex="italic"/>
    </style:style>
    <style:style style:name="T5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0552de" style:font-style-asian="italic" style:font-style-complex="italic"/>
    </style:style>
    <style:style style:name="T56" style:family="text">
      <style:text-properties fo:font-style="italic" officeooo:rsid="000c9ba3" style:font-style-asian="italic" style:font-style-complex="italic"/>
    </style:style>
    <style:style style:name="T57" style:family="text">
      <style:text-properties fo:font-style="italic" officeooo:rsid="00098005" style:font-style-asian="italic" style:font-style-complex="italic"/>
    </style:style>
    <style:style style:name="T58" style:family="text">
      <style:text-properties fo:font-style="italic" style:font-style-asian="italic" style:font-name-complex="Times New Roman2" style:font-style-complex="italic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weight="normal" style:font-weight-asian="normal" style:font-name-complex="Times New Roman2" style:font-weight-complex="normal"/>
    </style:style>
    <style:style style:name="T61" style:family="text">
      <style:text-properties officeooo:rsid="000347d2"/>
    </style:style>
    <style:style style:name="T62" style:family="text">
      <style:text-properties style:font-name="Courier 10 Pitch"/>
    </style:style>
    <style:style style:name="T63" style:family="text">
      <style:text-properties style:font-name="Courier 10 Pitch" officeooo:rsid="000347d2"/>
    </style:style>
    <style:style style:name="T64" style:family="text">
      <style:text-properties officeooo:rsid="0007b2de"/>
    </style:style>
    <style:style style:name="T65" style:family="text">
      <style:text-properties officeooo:rsid="00098005"/>
    </style:style>
    <style:style style:name="T66" style:family="text">
      <style:text-properties style:font-name="Courier 10 Pitch" fo:font-size="9pt" style:font-size-asian="9pt" style:font-size-complex="9pt"/>
    </style:style>
    <style:style style:name="T67" style:family="text">
      <style:text-properties style:font-name="Courier 10 Pitch" fo:font-size="9pt" fo:font-style="italic" style:font-size-asian="9pt" style:font-style-asian="italic" style:font-size-complex="9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99ccff" draw:textarea-horizontal-align="center" draw:textarea-vertical-align="middle" style:run-through="foreground"/>
    </style:style>
    <style:style style:name="gr3" style:family="graphic">
      <style:graphic-properties draw:fill="none" draw:textarea-horizontal-align="center" draw:textarea-vertical-align="middle" style:run-through="foreground"/>
    </style:style>
    <style:style style:name="gr4" style:family="graphic">
      <style:graphic-properties draw:marker-start="Symmetric_20_Arrow" draw:marker-start-width="0.25cm" draw:marker-end="Symmetric_20_Arrow" draw:marker-end-width="0.25cm" draw:textarea-horizontal-align="center" draw:textarea-vertical-align="middle" style:run-through="foreground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1.057cm" fo:min-width="1.953cm" style:run-through="foreground"/>
    </style:style>
    <style:style style:name="gr6" style:family="graphic">
      <style:graphic-properties draw:fill="none" draw:textarea-horizontal-align="center" draw:textarea-vertical-align="middle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47cm" style:run-through="foreground"/>
    </style:style>
  </office:automatic-styles>
  <office:body>
    <office:text>
      <text:tracked-changes>
        <text:changed-region xml:id="ct94494577890464" text:id="ct94494577890464">
          <text:deletion>
            <office:change-info>
              <dc:creator>Lionel ROMAIN</dc:creator>
              <dc:date>2019-02-12T13:29:00</dc:date>
            </office:change-info>
            <text:p text:style-name="P1"><text:span text:style-name="T1">– </text:span></text:p>
          </text:deletion>
        </text:changed-region>
        <text:changed-region xml:id="ct94494555093232" text:id="ct94494555093232">
          <text:deletion>
            <office:change-info>
              <dc:creator>Auteur inconnu</dc:creator>
              <dc:date>2014-09-11T09:33:00</dc:date>
            </office:change-info>
            <text:p text:style-name="P1"><text:span text:style-name="T2">5</text:span></text:p>
          </text:deletion>
        </text:changed-region>
        <text:changed-region xml:id="ct94494490250336" text:id="ct94494490250336">
          <text:deletion>
            <office:change-info>
              <dc:creator>Auteur inconnu</dc:creator>
              <dc:date>2016-09-04T12:20:00</dc:date>
            </office:change-info>
            <text:p text:style-name="P1"><text:span text:style-name="T1"><text:s/></text:span></text:p>
          </text:deletion>
        </text:changed-region>
        <text:changed-region xml:id="ct94494575877120" text:id="ct94494575877120">
          <text:deletion>
            <office:change-info>
              <dc:creator>Lionel ROMAIN</dc:creator>
              <dc:date>2019-02-12T13:29:00</dc:date>
            </office:change-info>
            <text:p text:style-name="P1"><text:span text:style-name="T1"><text:s text:c="2"/>1Mission</text:span></text:p>
          </text:deletion>
        </text:changed-region>
        <text:changed-region xml:id="ct94494575250944" text:id="ct94494575250944">
          <text:insertion>
            <office:change-info>
              <dc:creator>Lionel ROMAIN</dc:creator>
              <dc:date>2019-02-12T13:40:00</dc:date>
            </office:change-info>
          </text:insertion>
        </text:changed-region>
        <text:changed-region xml:id="ct94494575763536" text:id="ct9449457576353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75212048" text:id="ct94494575212048">
          <text:deletion>
            <office:change-info>
              <dc:creator>Auteur inconnu</dc:creator>
              <dc:date>2016-09-04T12:20:00</dc:date>
            </office:change-info>
            <text:p text:style-name="P1"><text:span text:style-name="T3">PPLI-CR</text:span></text:p>
          </text:deletion>
        </text:changed-region>
        <text:changed-region xml:id="ct94494556266352" text:id="ct94494556266352">
          <text:insertion>
            <office:change-info>
              <dc:creator>Auteur inconnu</dc:creator>
              <dc:date>2016-09-04T12:20:00</dc:date>
            </office:change-info>
          </text:insertion>
        </text:changed-region>
        <text:changed-region xml:id="ct94494418067968" text:id="ct94494418067968">
          <text:deletion>
            <office:change-info>
              <dc:creator>Lionel ROMAIN</dc:creator>
              <dc:date>2019-02-12T13:40:00</dc:date>
            </office:change-info>
            <text:p text:style-name="P1"><text:span text:style-name="T4">- </text:span></text:p>
          </text:deletion>
        </text:changed-region>
        <text:changed-region xml:id="ct94494418067728" text:id="ct94494418067728">
          <text:deletion>
            <office:change-info>
              <dc:creator>Lionel ROMAIN</dc:creator>
              <dc:date>2019-02-12T13:43:00</dc:date>
            </office:change-info>
            <text:p text:style-name="P1"><text:span text:style-name="T4"><text:s/></text:span></text:p>
          </text:deletion>
        </text:changed-region>
        <text:changed-region xml:id="ct94494426190448" text:id="ct94494426190448">
          <text:insertion>
            <office:change-info>
              <dc:creator>Lionel ROMAIN</dc:creator>
              <dc:date>2019-02-12T13:43:00</dc:date>
            </office:change-info>
          </text:insertion>
        </text:changed-region>
        <text:changed-region xml:id="ct94494580265168" text:id="ct94494580265168">
          <text:insertion>
            <office:change-info>
              <dc:creator>Lionel ROMAIN</dc:creator>
              <dc:date>2019-02-12T13:40:00</dc:date>
            </office:change-info>
          </text:insertion>
        </text:changed-region>
        <text:changed-region xml:id="ct94494614711344" text:id="ct94494614711344">
          <text:deletion>
            <office:change-info>
              <dc:creator>Auteur inconnu</dc:creator>
              <dc:date>2014-09-11T09:34:00</dc:date>
            </office:change-info>
            <text:p text:style-name="P1"><text:span text:style-name="T5">Visiteur</text:span></text:p>
          </text:deletion>
        </text:changed-region>
        <text:changed-region xml:id="ct94494614711024" text:id="ct94494614711024">
          <text:deletion>
            <office:change-info>
              <dc:creator>Lionel ROMAIN</dc:creator>
              <dc:date>2019-02-12T13:40:00</dc:date>
            </office:change-info>
            <text:p text:style-name="P1"><text:span text:style-name="T6">Côté </text:span></text:p>
          </text:deletion>
        </text:changed-region>
        <text:changed-region xml:id="ct94494552885360" text:id="ct94494552885360">
          <text:insertion>
            <office:change-info>
              <dc:creator>Lionel ROMAIN</dc:creator>
              <dc:date>2019-02-12T13:43:00</dc:date>
            </office:change-info>
          </text:insertion>
        </text:changed-region>
        <text:changed-region xml:id="ct94494553344880" text:id="ct94494553344880">
          <text:insertion>
            <office:change-info>
              <dc:creator>Auteur inconnu</dc:creator>
              <dc:date>2014-09-11T09:34:00</dc:date>
            </office:change-info>
          </text:insertion>
        </text:changed-region>
        <text:changed-region xml:id="ct94494566920336" text:id="ct94494566920336">
          <text:insertion>
            <office:change-info>
              <dc:creator>Lionel ROMAIN</dc:creator>
              <dc:date>2019-02-12T13:40:00</dc:date>
            </office:change-info>
          </text:insertion>
        </text:changed-region>
        <text:changed-region xml:id="ct94494580194976" text:id="ct9449458019497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419811552" text:id="ct94494419811552">
          <text:insertion>
            <office:change-info>
              <dc:creator>Lionel ROMAIN</dc:creator>
              <dc:date>2019-02-12T13:31:00</dc:date>
            </office:change-info>
          </text:insertion>
        </text:changed-region>
        <text:changed-region xml:id="ct94494554998432" text:id="ct9449455499843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5898752" text:id="ct94494565898752">
          <text:deletion>
            <office:change-info>
              <dc:creator>ahe </dc:creator>
              <dc:date>2014-02-09T22:25:00</dc:date>
            </office:change-info>
            <text:p text:style-name="P2"><text:span text:style-name="T7">compétences</text:span></text:p>
          </text:deletion>
        </text:changed-region>
        <text:changed-region xml:id="ct94494565899072" text:id="ct94494565899072">
          <text:insertion>
            <office:change-info>
              <dc:creator>ahe </dc:creator>
              <dc:date>2014-02-09T22:25:00</dc:date>
            </office:change-info>
          </text:insertion>
        </text:changed-region>
        <text:changed-region xml:id="ct94494554891376" text:id="ct9449455489137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4070960" text:id="ct94494564070960">
          <text:deletion>
            <office:change-info>
              <dc:creator>Lionel ROMAIN</dc:creator>
              <dc:date>2019-02-12T13:48:00</dc:date>
            </office:change-info>
            <text:p text:style-name="P3"><text:span text:style-name="T8">.</text:span></text:p>
          </text:deletion>
        </text:changed-region>
        <text:changed-region xml:id="ct94494557152592" text:id="ct9449455715259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497966880" text:id="ct94494497966880">
          <text:deletion>
            <office:change-info>
              <dc:creator>Lionel ROMAIN</dc:creator>
              <dc:date>2019-02-12T13:48:00</dc:date>
            </office:change-info>
            <text:p text:style-name="P4"><text:span text:style-name="T9">.</text:span></text:p>
          </text:deletion>
        </text:changed-region>
        <text:changed-region xml:id="ct94494577556992" text:id="ct9449457755699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4071200" text:id="ct94494564071200">
          <text:insertion>
            <office:change-info>
              <dc:creator>Lionel ROMAIN</dc:creator>
              <dc:date>2019-02-12T13:48:00</dc:date>
            </office:change-info>
          </text:insertion>
        </text:changed-region>
        <text:changed-region xml:id="ct94494551546416" text:id="ct9449455154641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1546656" text:id="ct94494551546656">
          <text:deletion>
            <office:change-info>
              <dc:creator>Lionel ROMAIN</dc:creator>
              <dc:date>2019-02-12T13:48:00</dc:date>
            </office:change-info>
            <text:p text:style-name="P4"><text:span text:style-name="T9">.</text:span></text:p>
          </text:deletion>
        </text:changed-region>
        <text:changed-region xml:id="ct94494556073232" text:id="ct9449455607323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6073472" text:id="ct94494556073472">
          <text:deletion>
            <office:change-info>
              <dc:creator>Lionel ROMAIN</dc:creator>
              <dc:date>2019-02-12T13:48:00</dc:date>
            </office:change-info>
            <text:p text:style-name="P4"><text:span text:style-name="T9">.</text:span></text:p>
          </text:deletion>
        </text:changed-region>
        <text:changed-region xml:id="ct94494566025664" text:id="ct94494566025664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9118272" text:id="ct94494559118272">
          <text:deletion>
            <office:change-info>
              <dc:creator>Lionel ROMAIN</dc:creator>
              <dc:date>2019-02-12T13:48:00</dc:date>
            </office:change-info>
            <text:p text:style-name="P4"><text:span text:style-name="T9">.</text:span></text:p>
          </text:deletion>
        </text:changed-region>
        <text:changed-region xml:id="ct94494575222864" text:id="ct94494575222864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4837968" text:id="ct94494564837968">
          <text:deletion>
            <office:change-info>
              <dc:creator>Lionel ROMAIN</dc:creator>
              <dc:date>2019-02-12T13:48:00</dc:date>
            </office:change-info>
            <text:p text:style-name="P4"><text:span text:style-name="T9">.</text:span></text:p>
          </text:deletion>
        </text:changed-region>
        <text:changed-region xml:id="ct94494556057296" text:id="ct9449455605729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80302784" text:id="ct94494580302784">
          <text:insertion>
            <office:change-info>
              <dc:creator>Lionel ROMAIN</dc:creator>
              <dc:date>2019-02-12T13:31:00</dc:date>
            </office:change-info>
          </text:insertion>
        </text:changed-region>
        <text:changed-region xml:id="ct94494580303024" text:id="ct94494580303024">
          <text:format-change>
            <office:change-info>
              <dc:creator>Lionel ROMAIN</dc:creator>
              <dc:date>2019-02-12T13:32:00</dc:date>
            </office:change-info>
          </text:format-change>
        </text:changed-region>
        <text:changed-region xml:id="ct94494557485456" text:id="ct9449455748545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8120416" text:id="ct94494568120416">
          <text:deletion>
            <office:change-info>
              <dc:creator>Lionel ROMAIN</dc:creator>
              <dc:date>2019-02-12T13:30:00</dc:date>
            </office:change-info>
            <text:p text:style-name="P5"><text:span text:style-name="T10"> </text:span></text:p>
          </text:deletion>
        </text:changed-region>
        <text:changed-region xml:id="ct94494555577392" text:id="ct94494555577392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54991232" text:id="ct9449455499123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80233696" text:id="ct94494580233696">
          <text:deletion>
            <office:change-info>
              <dc:creator>Auteur inconnu</dc:creator>
              <dc:date>2016-09-04T12:21:00</dc:date>
            </office:change-info>
            <text:p text:style-name="P5"><text:span text:style-name="T11">PPLI-CR</text:span></text:p>
          </text:deletion>
        </text:changed-region>
        <text:changed-region xml:id="ct94494555059552" text:id="ct94494555059552">
          <text:insertion>
            <office:change-info>
              <dc:creator>Auteur inconnu</dc:creator>
              <dc:date>2016-09-04T12:21:00</dc:date>
            </office:change-info>
          </text:insertion>
        </text:changed-region>
        <text:changed-region xml:id="ct94494555181360" text:id="ct94494555181360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5485792" text:id="ct94494555485792">
          <text:deletion>
            <office:change-info>
              <dc:creator>Lionel ROMAIN</dc:creator>
              <dc:date>2019-02-12T13:30:00</dc:date>
            </office:change-info>
            <text:p text:style-name="P5"><text:span text:style-name="T10"> </text:span></text:p>
          </text:deletion>
        </text:changed-region>
        <text:changed-region xml:id="ct94494555486032" text:id="ct94494555486032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67216768" text:id="ct94494567216768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5054288" text:id="ct94494565054288">
          <text:insertion>
            <office:change-info>
              <dc:creator>Auteur inconnu</dc:creator>
              <dc:date>2014-09-11T09:54:00</dc:date>
            </office:change-info>
          </text:insertion>
        </text:changed-region>
        <text:changed-region xml:id="ct94494578607632" text:id="ct94494578607632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78607872" text:id="ct94494578607872">
          <text:insertion>
            <office:change-info>
              <dc:creator>Auteur inconnu</dc:creator>
              <dc:date>2014-09-11T09:53:00</dc:date>
            </office:change-info>
          </text:insertion>
        </text:changed-region>
        <text:changed-region xml:id="ct94494580233936" text:id="ct94494580233936">
          <text:deletion>
            <office:change-info>
              <dc:creator>Lionel ROMAIN</dc:creator>
              <dc:date>2019-02-12T13:30:00</dc:date>
            </office:change-info>
            <text:p text:style-name="P5"><text:span text:style-name="T10">6+</text:span></text:p>
          </text:deletion>
        </text:changed-region>
        <text:changed-region xml:id="ct94494577360320" text:id="ct94494577360320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74571072" text:id="ct94494574571072">
          <text:insertion>
            <office:change-info>
              <dc:creator>Auteur inconnu</dc:creator>
              <dc:date>2014-09-11T09:54:00</dc:date>
            </office:change-info>
          </text:insertion>
        </text:changed-region>
        <text:changed-region xml:id="ct94494579879264" text:id="ct94494579879264">
          <text:deletion>
            <office:change-info>
              <dc:creator>Lionel ROMAIN</dc:creator>
              <dc:date>2019-02-12T13:30:00</dc:date>
            </office:change-info>
            <text:p text:style-name="P5"><text:span text:style-name="T12"> </text:span></text:p>
          </text:deletion>
        </text:changed-region>
        <text:changed-region xml:id="ct94494573271008" text:id="ct94494573271008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67941168" text:id="ct94494567941168">
          <text:insertion>
            <office:change-info>
              <dc:creator>Auteur inconnu</dc:creator>
              <dc:date>2014-09-11T09:54:00</dc:date>
            </office:change-info>
          </text:insertion>
        </text:changed-region>
        <text:changed-region xml:id="ct94494557744976" text:id="ct9449455774497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5935040" text:id="ct94494555935040">
          <text:deletion>
            <office:change-info>
              <dc:creator>Auteur inconnu</dc:creator>
              <dc:date>2014-09-11T09:35:00</dc:date>
            </office:change-info>
            <text:list xml:id="list2840006871" text:style-name="L1">
              <text:list-item>
                <text:p text:style-name="P6"><text:span text:style-name="T13"><text:s/>7.3 et framework Symfony 2</text:span></text:p>
              </text:list-item>
              <text:list-item>
                <text:p text:style-name="P6"><text:span text:style-name="T14">IDE et SDK </text:span><text:span text:style-name="T13">Android</text:span><text:span text:style-name="T14"> (</text:span><text:span text:style-name="T13">ADT Bundle</text:span><text:span text:style-name="T14">)</text:span></text:p>
              </text:list-item>
            </text:list>
          </text:deletion>
        </text:changed-region>
        <text:changed-region xml:id="ct94494555934800" text:id="ct94494555934800">
          <text:deletion>
            <office:change-info>
              <dc:creator>Lionel ROMAIN</dc:creator>
              <dc:date>2019-02-12T13:30:00</dc:date>
            </office:change-info>
            <text:p text:style-name="P7"><text:span text:style-name="T12">Eclipse</text:span></text:p>
          </text:deletion>
        </text:changed-region>
        <text:changed-region xml:id="ct94494579879504" text:id="ct94494579879504">
          <text:deletion>
            <office:change-info>
              <dc:creator>Auteur inconnu</dc:creator>
              <dc:date>2014-09-11T09:35:00</dc:date>
            </office:change-info>
            <text:p text:style-name="P7"><text:span text:style-name="T13">Netbeans</text:span></text:p>
          </text:deletion>
        </text:changed-region>
        <text:changed-region xml:id="ct94494558197184" text:id="ct94494558197184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75971664" text:id="ct94494575971664">
          <text:deletion>
            <office:change-info>
              <dc:creator>Lionel ROMAIN</dc:creator>
              <dc:date>2019-02-12T13:30:00</dc:date>
            </office:change-info>
            <text:p text:style-name="P7"><text:span text:style-name="T15"> </text:span></text:p>
          </text:deletion>
        </text:changed-region>
        <text:changed-region xml:id="ct94494580499216" text:id="ct94494580499216">
          <text:insertion>
            <office:change-info>
              <dc:creator>Lionel ROMAIN</dc:creator>
              <dc:date>2020-11-20T14:00:09</dc:date>
            </office:change-info>
          </text:insertion>
        </text:changed-region>
        <text:changed-region xml:id="ct94494566810864" text:id="ct94494566810864">
          <text:insertion>
            <office:change-info>
              <dc:creator>Lionel ROMAIN</dc:creator>
              <dc:date>2019-02-12T13:30:00</dc:date>
            </office:change-info>
          </text:insertion>
        </text:changed-region>
        <text:changed-region xml:id="ct94494555007200" text:id="ct94494555007200">
          <text:insertion>
            <office:change-info>
              <dc:creator>Auteur inconnu</dc:creator>
              <dc:date>2014-09-11T09:39:00</dc:date>
            </office:change-info>
          </text:insertion>
        </text:changed-region>
        <text:changed-region xml:id="ct94494556158768" text:id="ct94494556158768">
          <text:deletion>
            <office:change-info>
              <dc:creator>Lionel ROMAIN</dc:creator>
              <dc:date>2019-02-12T13:38:00</dc:date>
            </office:change-info>
            <text:p text:style-name="P7"><text:span text:style-name="T16">Eclipse IDE for Java Developers</text:span></text:p>
          </text:deletion>
        </text:changed-region>
        <text:changed-region xml:id="ct94494576652768" text:id="ct94494576652768">
          <text:insertion>
            <office:change-info>
              <dc:creator>Lionel ROMAIN</dc:creator>
              <dc:date>2019-02-12T13:38:00</dc:date>
            </office:change-info>
          </text:insertion>
        </text:changed-region>
        <text:changed-region xml:id="ct94494557115504" text:id="ct94494557115504">
          <text:insertion>
            <office:change-info>
              <dc:creator>Auteur inconnu</dc:creator>
              <dc:date>2014-09-11T09:39:00</dc:date>
            </office:change-info>
          </text:insertion>
        </text:changed-region>
        <text:changed-region xml:id="ct94494565684512" text:id="ct9449456568451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75971904" text:id="ct94494575971904">
          <text:deletion>
            <office:change-info>
              <dc:creator>Lionel ROMAIN</dc:creator>
              <dc:date>2019-02-12T13:33:00</dc:date>
            </office:change-info>
            <text:p text:style-name="P7"> </text:p>
          </text:deletion>
        </text:changed-region>
        <text:changed-region xml:id="ct94494555007440" text:id="ct94494555007440">
          <text:insertion>
            <office:change-info>
              <dc:creator>Lionel ROMAIN</dc:creator>
              <dc:date>2019-02-12T13:33:00</dc:date>
            </office:change-info>
          </text:insertion>
        </text:changed-region>
        <text:changed-region xml:id="ct94494576653008" text:id="ct94494576653008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6811104" text:id="ct94494566811104">
          <text:deletion>
            <office:change-info>
              <dc:creator>Auteur inconnu</dc:creator>
              <dc:date>2016-09-04T12:21:00</dc:date>
            </office:change-info>
            <text:list xml:id="list140021183024286" text:continue-numbering="true" text:style-name="L1">
              <text:list-item>
                <text:p text:style-name="P6"><text:span text:style-name="T16"/></text:p>
              </text:list-item>
              <text:list-item>
                <text:p text:style-name="P6"><text:span text:style-name="T11">Système de suivi de problèmes : </text:span><text:span text:style-name="T17">Bugzilla</text:span></text:p>
              </text:list-item>
            </text:list>
          </text:deletion>
        </text:changed-region>
        <text:changed-region xml:id="ct94494580242864" text:id="ct94494580242864">
          <text:deletion>
            <office:change-info>
              <dc:creator>Auteur inconnu</dc:creator>
              <dc:date>2014-09-11T09:35:00</dc:date>
            </office:change-info>
            <text:list xml:id="list140021585266376" text:continue-numbering="true" text:style-name="L1">
              <text:list-item>
                <text:p text:style-name="P6"><text:span text:style-name="T17"/></text:p>
              </text:list-item>
              <text:list-item>
                <text:p text:style-name="P6"><text:span text:style-name="T18">Une tablette </text:span><text:span text:style-name="T13">Nexus 7</text:span></text:p>
              </text:list-item>
            </text:list>
          </text:deletion>
        </text:changed-region>
        <text:changed-region xml:id="ct94494557115744" text:id="ct94494557115744">
          <text:deletion>
            <office:change-info>
              <dc:creator>Lionel ROMAIN</dc:creator>
              <dc:date>2019-02-12T13:33:00</dc:date>
            </office:change-info>
            <text:p text:style-name="P7"><text:span text:style-name="T16">/EGit</text:span></text:p>
          </text:deletion>
        </text:changed-region>
        <text:changed-region xml:id="ct94494557470240" text:id="ct94494557470240">
          <text:insertion>
            <office:change-info>
              <dc:creator>Auteur inconnu</dc:creator>
              <dc:date>2016-09-04T12:21:00</dc:date>
            </office:change-info>
          </text:insertion>
        </text:changed-region>
        <text:changed-region xml:id="ct94494485091056" text:id="ct9449448509105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81083616" text:id="ct94494581083616">
          <text:insertion>
            <office:change-info>
              <dc:creator>Lionel ROMAIN</dc:creator>
              <dc:date>2019-02-12T13:33:00</dc:date>
            </office:change-info>
          </text:insertion>
        </text:changed-region>
        <text:changed-region xml:id="ct94494418021984" text:id="ct94494418021984">
          <text:format-change>
            <office:change-info>
              <dc:creator>Lionel ROMAIN</dc:creator>
              <dc:date>2019-02-12T13:34:00</dc:date>
            </office:change-info>
          </text:format-change>
        </text:changed-region>
        <text:changed-region xml:id="ct94494558197424" text:id="ct94494558197424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3086320" text:id="ct94494553086320">
          <text:deletion>
            <office:change-info>
              <dc:creator>Auteur inconnu</dc:creator>
              <dc:date>2014-09-11T09:54:00</dc:date>
            </office:change-info>
            <text:p text:style-name="P8"><text:span text:style-name="T11">visiteurs</text:span></text:p>
          </text:deletion>
        </text:changed-region>
        <text:changed-region xml:id="ct94494574638704" text:id="ct94494574638704">
          <text:insertion>
            <office:change-info>
              <dc:creator>Auteur inconnu</dc:creator>
              <dc:date>2014-09-11T09:54:00</dc:date>
            </office:change-info>
          </text:insertion>
        </text:changed-region>
        <text:changed-region xml:id="ct94494565629424" text:id="ct94494565629424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5221216" text:id="ct94494565221216">
          <text:deletion>
            <office:change-info>
              <dc:creator>Auteur inconnu</dc:creator>
              <dc:date>2014-09-11T09:54:00</dc:date>
            </office:change-info>
            <text:p text:style-name="P8"><text:span text:style-name="T11">saisissent et </text:span></text:p>
          </text:deletion>
        </text:changed-region>
        <text:changed-region xml:id="ct94494553298176" text:id="ct9449455329817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3298496" text:id="ct94494553298496">
          <text:deletion>
            <office:change-info>
              <dc:creator>Auteur inconnu</dc:creator>
              <dc:date>2014-09-11T09:54:00</dc:date>
            </office:change-info>
            <text:p text:style-name="P8"><text:span text:style-name="T11">eur</text:span></text:p>
          </text:deletion>
        </text:changed-region>
        <text:changed-region xml:id="ct94494576097280" text:id="ct94494576097280">
          <text:insertion>
            <office:change-info>
              <dc:creator>Auteur inconnu</dc:creator>
              <dc:date>2014-09-11T09:54:00</dc:date>
            </office:change-info>
          </text:insertion>
        </text:changed-region>
        <text:changed-region xml:id="ct94494576097600" text:id="ct94494576097600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614645600" text:id="ct94494614645600">
          <text:deletion>
            <office:change-info>
              <dc:creator>Auteur inconnu</dc:creator>
              <dc:date>2016-09-04T12:22:00</dc:date>
            </office:change-info>
            <text:p text:style-name="P8"><text:span text:style-name="T11">comptes-rendus</text:span></text:p>
          </text:deletion>
        </text:changed-region>
        <text:changed-region xml:id="ct94494558886352" text:id="ct94494558886352">
          <text:insertion>
            <office:change-info>
              <dc:creator>Auteur inconnu</dc:creator>
              <dc:date>2016-09-04T12:22:00</dc:date>
            </office:change-info>
          </text:insertion>
        </text:changed-region>
        <text:changed-region xml:id="ct94494558886672" text:id="ct9449455888667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2049248" text:id="ct94494552049248">
          <text:insertion>
            <office:change-info>
              <dc:creator>Auteur inconnu</dc:creator>
              <dc:date>2014-09-11T09:54:00</dc:date>
            </office:change-info>
          </text:insertion>
        </text:changed-region>
        <text:changed-region xml:id="ct94494552049568" text:id="ct94494552049568">
          <text:insertion>
            <office:change-info>
              <dc:creator>Auteur inconnu</dc:creator>
              <dc:date>2014-09-11T09:55:00</dc:date>
            </office:change-info>
          </text:insertion>
        </text:changed-region>
        <text:changed-region xml:id="ct94494566917840" text:id="ct94494566917840">
          <text:insertion>
            <office:change-info>
              <dc:creator>Lionel ROMAIN</dc:creator>
              <dc:date>2019-02-12T13:34:00</dc:date>
            </office:change-info>
          </text:insertion>
        </text:changed-region>
        <text:changed-region xml:id="ct94494566918080" text:id="ct94494566918080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616116432" text:id="ct94494616116432">
          <text:deletion>
            <office:change-info>
              <dc:creator>Lionel ROMAIN</dc:creator>
              <dc:date>2019-02-12T13:34:00</dc:date>
            </office:change-info>
            <text:p text:style-name="P8">de l'</text:p>
          </text:deletion>
        </text:changed-region>
        <text:changed-region xml:id="ct94494616116112" text:id="ct94494616116112">
          <text:deletion>
            <office:change-info>
              <dc:creator>Auteur inconnu</dc:creator>
              <dc:date>2014-09-11T09:55:00</dc:date>
            </office:change-info>
            <text:p text:style-name="P8"><text:span text:style-name="T11">de leur tablette ou de leur mobile</text:span></text:p>
          </text:deletion>
        </text:changed-region>
        <text:changed-region xml:id="ct94494564525584" text:id="ct94494564525584">
          <text:insertion>
            <office:change-info>
              <dc:creator>Lionel ROMAIN</dc:creator>
              <dc:date>2019-02-12T13:34:00</dc:date>
            </office:change-info>
          </text:insertion>
        </text:changed-region>
        <text:changed-region xml:id="ct94494552772640" text:id="ct94494552772640">
          <text:insertion>
            <office:change-info>
              <dc:creator>Auteur inconnu</dc:creator>
              <dc:date>2014-09-11T09:55:00</dc:date>
            </office:change-info>
          </text:insertion>
        </text:changed-region>
        <text:changed-region xml:id="ct94494554099584" text:id="ct94494554099584">
          <text:insertion>
            <office:change-info>
              <dc:creator>Lionel ROMAIN</dc:creator>
              <dc:date>2019-02-12T13:34:00</dc:date>
            </office:change-info>
          </text:insertion>
        </text:changed-region>
        <text:changed-region xml:id="ct94494564293392" text:id="ct9449456429339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3075904" text:id="ct94494553075904">
          <text:deletion>
            <office:change-info>
              <dc:creator>Auteur inconnu</dc:creator>
              <dc:date>2014-09-11T09:55:00</dc:date>
            </office:change-info>
            <text:p text:style-name="P8"><text:span text:style-name="T17">Android</text:span><text:span text:style-name="T11"> </text:span></text:p>
          </text:deletion>
        </text:changed-region>
        <text:changed-region xml:id="ct94494575799408" text:id="ct94494575799408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3810784" text:id="ct94494553810784">
          <text:format-change>
            <office:change-info>
              <dc:creator>Lionel ROMAIN</dc:creator>
              <dc:date>2019-02-12T13:35:00</dc:date>
            </office:change-info>
          </text:format-change>
        </text:changed-region>
        <text:changed-region xml:id="ct94494576497104" text:id="ct94494576497104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55161584" text:id="ct94494555161584">
          <text:deletion>
            <office:change-info>
              <dc:creator>Auteur inconnu</dc:creator>
              <dc:date>2014-09-11T09:35:00</dc:date>
            </office:change-info>
            <text:p text:style-name="P8"><text:span text:style-name="T14">L'application "côté visiteur" est composée de deux modules :</text:span></text:p>
          </text:deletion>
        </text:changed-region>
        <text:changed-region xml:id="ct94494575119056" text:id="ct9449457511905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5731216" text:id="ct94494565731216">
          <text:insertion>
            <office:change-info>
              <dc:creator>Auteur inconnu</dc:creator>
              <dc:date>2014-09-11T09:37:00</dc:date>
            </office:change-info>
          </text:insertion>
        </text:changed-region>
        <text:changed-region xml:id="ct94494555660544" text:id="ct94494555660544">
          <text:deletion>
            <office:change-info>
              <dc:creator>Lionel ROMAIN</dc:creator>
              <dc:date>2019-02-12T13:35:00</dc:date>
            </office:change-info>
            <text:p text:style-name="P9"/>
            <text:p text:style-name="P9"><text:span text:style-name="T19"/></text:p>
          </text:deletion>
        </text:changed-region>
        <text:changed-region xml:id="ct94494568243952" text:id="ct94494568243952">
          <text:deletion>
            <office:change-info>
              <dc:creator>Auteur inconnu</dc:creator>
              <dc:date>2014-09-11T09:36:00</dc:date>
            </office:change-info>
            <text:p text:style-name="P9"><text:span text:style-name="T19">Le </text:span><text:span text:style-name="T20">module</text:span><text:span text:style-name="T19"> "</text:span><text:span text:style-name="T21">serveur</text:span><text:span text:style-name="T19">" sera développé en </text:span><text:span text:style-name="T21">PHP5</text:span><text:span text:style-name="T19"> (</text:span><text:span text:style-name="T21">framework Symfony 2</text:span><text:span text:style-name="T19">).</text:span></text:p>
            <text:p text:style-name="P9"><text:span text:style-name="T19">Le </text:span><text:span text:style-name="T20">module</text:span><text:span text:style-name="T19"> "</text:span><text:span text:style-name="T21">client</text:span><text:span text:style-name="T19">" sera développé en </text:span><text:span text:style-name="T21">Java</text:span><text:span text:style-name="T19">/</text:span><text:span text:style-name="T21">Android</text:span><text:span text:style-name="T19">.</text:span></text:p>
          </text:deletion>
        </text:changed-region>
        <text:changed-region xml:id="ct94494577267408" text:id="ct94494577267408">
          <text:deletion>
            <office:change-info>
              <dc:creator>Lionel ROMAIN</dc:creator>
              <dc:date>2019-02-12T13:35:00</dc:date>
            </office:change-info>
            <text:p text:style-name="P9"><text:span text:style-name="T9">L'application sera développée en </text:span><text:span text:style-name="T22">Java</text:span><text:span text:style-name="T9">/</text:span><text:span text:style-name="T22">Swing</text:span><text:span text:style-name="T9">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</text:deletion>
        </text:changed-region>
        <text:changed-region xml:id="ct94494564329216" text:id="ct9449456432921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4123744" text:id="ct94494564123744">
          <text:insertion>
            <office:change-info>
              <dc:creator>Lionel ROMAIN</dc:creator>
              <dc:date>2019-02-12T13:36:00</dc:date>
            </office:change-info>
          </text:insertion>
        </text:changed-region>
        <text:changed-region xml:id="ct94494578738176" text:id="ct94494578738176">
          <text:format-change>
            <office:change-info>
              <dc:creator>Lionel ROMAIN</dc:creator>
              <dc:date>2019-02-12T13:36:00</dc:date>
            </office:change-info>
          </text:format-change>
        </text:changed-region>
        <text:changed-region xml:id="ct94494559168000" text:id="ct94494559168000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66722752" text:id="ct94494566722752">
          <text:deletion>
            <office:change-info>
              <dc:creator>Auteur inconnu</dc:creator>
              <dc:date>2014-09-11T09:36:00</dc:date>
            </office:change-info>
            <text:p text:style-name="P10"><text:span text:style-name="T14">du module "</text:span><text:span text:style-name="T13">serveur</text:span><text:span text:style-name="T14">"</text:span></text:p>
          </text:deletion>
        </text:changed-region>
        <text:changed-region xml:id="ct94494559168240" text:id="ct94494559168240">
          <text:insertion>
            <office:change-info>
              <dc:creator>Auteur inconnu</dc:creator>
              <dc:date>2014-09-11T09:36:00</dc:date>
            </office:change-info>
          </text:insertion>
        </text:changed-region>
        <text:changed-region xml:id="ct94494566763616" text:id="ct94494566763616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78502944" text:id="ct94494578502944">
          <text:insertion>
            <office:change-info>
              <dc:creator>Auteur inconnu</dc:creator>
              <dc:date>2014-09-11T09:36:00</dc:date>
            </office:change-info>
          </text:insertion>
        </text:changed-region>
        <text:changed-region xml:id="ct94494574345216" text:id="ct94494574345216">
          <text:deletion>
            <office:change-info>
              <dc:creator>Auteur inconnu</dc:creator>
              <dc:date>2014-09-11T09:36:00</dc:date>
            </office:change-info>
            <text:list xml:id="list4114943841" text:style-name="L2">
              <text:list-item>
                <text:p text:style-name="P11"/>
              </text:list-item>
              <text:list-item>
                <text:p text:style-name="P11"><text:span text:style-name="T14">Une archive du module "</text:span><text:span text:style-name="T13">client</text:span><text:span text:style-name="T14">" ;</text:span></text:p>
              </text:list-item>
            </text:list>
          </text:deletion>
        </text:changed-region>
        <text:changed-region xml:id="ct94494574345456" text:id="ct94494574345456">
          <text:insertion>
            <office:change-info>
              <dc:creator>Auteur inconnu</dc:creator>
              <dc:date>2014-09-11T09:36:00</dc:date>
            </office:change-info>
          </text:insertion>
        </text:changed-region>
        <text:changed-region xml:id="ct94494556467440" text:id="ct94494556467440">
          <text:insertion>
            <office:change-info>
              <dc:creator>Auteur inconnu</dc:creator>
              <dc:date>2014-09-11T09:37:00</dc:date>
            </office:change-info>
          </text:insertion>
        </text:changed-region>
        <text:changed-region xml:id="ct94494566281440" text:id="ct94494566281440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78515040" text:id="ct94494578515040">
          <text:deletion>
            <office:change-info>
              <dc:creator>Auteur inconnu</dc:creator>
              <dc:date>2014-09-11T09:37:00</dc:date>
            </office:change-info>
            <text:list xml:id="list140020210940000" text:continue-numbering="true" text:style-name="L2">
              <text:list-item>
                <text:p text:style-name="P11"><text:span text:style-name="T14">du module "</text:span><text:span text:style-name="T13">serveur</text:span><text:span text:style-name="T14">" ;</text:span></text:p>
              </text:list-item>
              <text:list-item>
                <text:p text:style-name="P11"><text:span text:style-name="T14">Une documentation technique du module "</text:span><text:span text:style-name="T13">client</text:span><text:span text:style-name="T14">" ;</text:span></text:p>
              </text:list-item>
            </text:list>
          </text:deletion>
        </text:changed-region>
        <text:changed-region xml:id="ct94494566281680" text:id="ct94494566281680">
          <text:insertion>
            <office:change-info>
              <dc:creator>Auteur inconnu</dc:creator>
              <dc:date>2014-09-11T09:37:00</dc:date>
            </office:change-info>
          </text:insertion>
        </text:changed-region>
        <text:changed-region xml:id="ct94494557685392" text:id="ct94494557685392">
          <text:insertion>
            <office:change-info>
              <dc:creator>eleve </dc:creator>
              <dc:date>2014-09-11T12:20:00</dc:date>
            </office:change-info>
          </text:insertion>
        </text:changed-region>
        <text:changed-region xml:id="ct94494559125520" text:id="ct94494559125520">
          <text:insertion>
            <office:change-info>
              <dc:creator>Auteur inconnu</dc:creator>
              <dc:date>2014-09-11T09:37:00</dc:date>
            </office:change-info>
          </text:insertion>
        </text:changed-region>
        <text:changed-region xml:id="ct94494575721472" text:id="ct94494575721472">
          <text:format-change>
            <office:change-info>
              <dc:creator>Lionel ROMAIN</dc:creator>
              <dc:date>2019-02-12T13:31:00</dc:date>
            </office:change-info>
          </text:format-change>
        </text:changed-region>
        <text:changed-region xml:id="ct94494575426560" text:id="ct94494575426560">
          <text:format-change>
            <office:change-info>
              <dc:creator>Lionel ROMAIN</dc:creator>
              <dc:date>2019-02-12T13:36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94494577890464"/><text:change text:change-id="ct94494555093232"/><text:change text:change-id="ct94494490250336"/><text:change text:change-id="ct94494575877120"/><text:change-start text:change-id="ct94494575250944"/><text:span text:style-name="T32">GSB – </text:span><text:change-end text:change-id="ct94494575250944"/><text:change-start text:change-id="ct94494575763536"/><text:span text:style-name="T43">A</text:span><text:change-end text:change-id="ct94494575763536"/><text:change text:change-id="ct94494575212048"/><text:change-start text:change-id="ct94494556266352"/><text:span text:style-name="T4">ppliRV</text:span><text:change-end text:change-id="ct94494556266352"/><text:change text:change-id="ct94494418067968"/><text:change text:change-id="ct94494418067728"/><text:change-start text:change-id="ct94494426190448"/><text:span text:style-name="T4"> </text:span><text:change-end text:change-id="ct94494426190448"/><text:change-start text:change-id="ct94494580265168"/><text:span text:style-name="T6">(</text:span><text:change-end text:change-id="ct94494580265168"/><text:change text:change-id="ct94494614711344"/><text:change text:change-id="ct94494614711024"/><text:change-start text:change-id="ct94494552885360"/><text:span text:style-name="T47">Module </text:span><text:change-end text:change-id="ct94494552885360"/><text:change-start text:change-id="ct94494553344880"/><text:span text:style-name="T43">Délégué Régional</text:span><text:change-end text:change-id="ct94494553344880"/><text:change-start text:change-id="ct94494566920336"/><text:span text:style-name="T6">)</text:span><text:change-end text:change-id="ct94494566920336"/><text:change-start text:change-id="ct94494580194976"/></text:p>
      <text:list xml:id="list1447562019" text:style-name="WWNum4">
        <text:list-header>
          <text:p text:style-name="P29"/>
          <text:p text:style-name="P25"><text:change-end text:change-id="ct94494580194976"/><text:change-start text:change-id="ct94494419811552"/><text:span text:style-name="T27">1- </text:span><text:change-end text:change-id="ct94494419811552"/><text:change-start text:change-id="ct94494554998432"/>Liste des <text:change-end text:change-id="ct94494554998432"/><text:change text:change-id="ct94494565898752"/><text:change-start text:change-id="ct94494565899072"/>activités<text:change-end text:change-id="ct94494565899072"/><text:change-start text:change-id="ct94494554891376"/></text:p>
        </text:list-header>
      </text:list>
      <text:p text:style-name="P15"/>
      <text:p text:style-name="P3"><text:span text:style-name="T8">A1.1.1</text:span><text:change-end text:change-id="ct94494554891376"/><text:change text:change-id="ct94494564070960"/><text:change-start text:change-id="ct94494557152592"/><text:span text:style-name="T9"> Analyse du cahier des charges d'un service à produire.</text:span></text:p>
      <text:p text:style-name="P4"><text:span text:style-name="T9">A1.4.1 </text:span><text:span text:style-name="T60">Participation à un projet</text:span></text:p>
      <text:p text:style-name="P4"><text:span text:style-name="T9">A4.1.2</text:span><text:change-end text:change-id="ct94494557152592"/><text:change text:change-id="ct94494497966880"/><text:change-start text:change-id="ct94494577556992"/><text:span text:style-name="T60"> Conception ou adaptation de l'interface utilisateur d'une solution applicative.</text:span><text:change-end text:change-id="ct94494577556992"/><text:change-start text:change-id="ct94494564071200"/></text:p>
      <text:p text:style-name="P19"><text:span text:style-name="T9">A4.1.3</text:span><text:span text:style-name="T60"> Conception ou adaptation d’une base de données</text:span><text:change-end text:change-id="ct94494564071200"/><text:change-start text:change-id="ct94494551546416"/></text:p>
      <text:p text:style-name="P4"><text:span text:style-name="T9">A4.1.6</text:span><text:change-end text:change-id="ct94494551546416"/><text:change text:change-id="ct94494551546656"/><text:change-start text:change-id="ct94494556073232"/><text:span text:style-name="T60"> Gestion d'environnements de développement et de test</text:span></text:p>
      <text:p text:style-name="P4"><text:span text:style-name="T9">A4.1.7</text:span><text:change-end text:change-id="ct94494556073232"/><text:change text:change-id="ct94494556073472"/><text:change-start text:change-id="ct94494566025664"/><text:span text:style-name="T60"> Développement, utilisation ou adaptation de composants logiciels</text:span></text:p>
      <text:p text:style-name="P4"><text:span text:style-name="T9">A5.1.3</text:span><text:change-end text:change-id="ct94494566025664"/><text:change text:change-id="ct94494559118272"/><text:change-start text:change-id="ct94494575222864"/><text:span text:style-name="T60"> Suivi d'une configuration et de ses éléments </text:span></text:p>
      <text:p text:style-name="P4"><text:span text:style-name="T9">A5.2.4</text:span><text:change-end text:change-id="ct94494575222864"/><text:change text:change-id="ct94494564837968"/><text:change-start text:change-id="ct94494556057296"/><text:span text:style-name="T60"> Étude d'une technologie, d'un composant, d'un outil ou d'une méthode.</text:span></text:p>
      <text:p text:style-name="P20"/>
      <text:list xml:id="list140020943438373" text:continue-numbering="true" text:style-name="WWNum4">
        <text:list-header>
          <text:p text:style-name="P26"><text:change-end text:change-id="ct94494556057296"/><text:change-start text:change-id="ct94494580302784"/><text:span text:style-name="T27">2- </text:span><text:change-end text:change-id="ct94494580302784"/><text:change-start text:change-id="ct94494580303024"/>Ressources fournies<text:change-end text:change-id="ct94494580303024"/><text:change-start text:change-id="ct94494557485456"/></text:p>
          <text:p text:style-name="P32"/>
        </text:list-header>
      </text:list>
      <text:list xml:id="list140021159046971" text:continue-list="list140021585266376" text:style-name="L1">
        <text:list-item>
          <text:p text:style-name="P31">Documentations : Le contexte GSB et le cahier des charges de l’application<text:change-end text:change-id="ct94494557485456"/><text:change text:change-id="ct94494568120416"/><text:change-start text:change-id="ct94494555577392"/> <text:change-end text:change-id="ct94494555577392"/><text:change-start text:change-id="ct94494554991232"/><text:span text:style-name="T62">A</text:span><text:change-end text:change-id="ct94494554991232"/><text:change text:change-id="ct94494580233696"/><text:change-start text:change-id="ct94494555059552"/><text:span text:style-name="T63">ppliRV</text:span><text:change-end text:change-id="ct94494555059552"/><text:change-start text:change-id="ct94494555181360"/> ;</text:p>
        </text:list-item>
        <text:list-item>
          <text:p text:style-name="P31">Script de création de la base de données<text:change-end text:change-id="ct94494555181360"/><text:change text:change-id="ct94494555485792"/><text:change-start text:change-id="ct94494555486032"/> <text:change-end text:change-id="ct94494555486032"/><text:change-start text:change-id="ct94494567216768"/>;<text:change-end text:change-id="ct94494567216768"/><text:change-start text:change-id="ct94494565054288"/></text:p>
        </text:list-item>
        <text:list-item>
          <text:p text:style-name="P31">SGBDR <text:span text:style-name="T16">MySQL</text:span><text:change-end text:change-id="ct94494565054288"/><text:change-start text:change-id="ct94494578607632"/><text:span text:style-name="T16">/</text:span><text:span text:style-name="T55">MariaDB</text:span><text:change-end text:change-id="ct94494578607632"/><text:change-start text:change-id="ct94494578607872"/></text:p>
        </text:list-item>
        <text:list-item>
          <text:p text:style-name="P31"><text:span text:style-name="T16">Java SE Development Kit</text:span> <text:change-end text:change-id="ct94494578607872"/><text:change text:change-id="ct94494580233936"/><text:change-start text:change-id="ct94494577360320"/><text:span text:style-name="T27">8+</text:span><text:change-end text:change-id="ct94494577360320"/><text:change-start text:change-id="ct94494574571072"/></text:p>
        </text:list-item>
        <text:list-item>
          <text:p text:style-name="P31"><text:span text:style-name="T16">Middleware MySQL-Java</text:span><text:change-end text:change-id="ct94494574571072"/><text:change text:change-id="ct94494579879264"/><text:change-start text:change-id="ct94494573271008"/><text:span text:style-name="T16"> </text:span><text:change-end text:change-id="ct94494573271008"/><text:change-start text:change-id="ct94494567941168"/>;<text:change-end text:change-id="ct94494567941168"/><text:change-start text:change-id="ct94494557744976"/></text:p>
        </text:list-item>
        <text:list-item>
          <text:p text:style-name="P6">IDE <text:change-end text:change-id="ct94494557744976"/><text:change text:change-id="ct94494555935040"/><text:change text:change-id="ct94494555934800"/><text:change text:change-id="ct94494579879504"/><text:change-start text:change-id="ct94494558197184"/><text:span text:style-name="T55">Netbeans 8.2</text:span><text:change-end text:change-id="ct94494558197184"/><text:change text:change-id="ct94494575971664"/><text:change-start text:change-id="ct94494580499216"/><text:span text:style-name="T52">+</text:span><text:change-end text:change-id="ct94494580499216"/><text:change-start text:change-id="ct94494566810864"/><text:span text:style-name="T55"> </text:span><text:change-end text:change-id="ct94494566810864"/><text:change-start text:change-id="ct94494555007200"/><text:span text:style-name="T59">(</text:span><text:change-end text:change-id="ct94494555007200"/><text:change text:change-id="ct94494556158768"/><text:change-start text:change-id="ct94494576652768"/><text:span text:style-name="T56">Java SE</text:span><text:change-end text:change-id="ct94494576652768"/><text:change-start text:change-id="ct94494557115504"/><text:span text:style-name="T59">) ;</text:span><text:change-end text:change-id="ct94494557115504"/><text:change-start text:change-id="ct94494565684512"/></text:p>
        </text:list-item>
        <text:list-item>
          <text:p text:style-name="P6">Outil de suivi des modifications<text:change-end text:change-id="ct94494565684512"/><text:change text:change-id="ct94494575971904"/><text:change-start text:change-id="ct94494555007440"/> <text:change-end text:change-id="ct94494555007440"/><text:change-start text:change-id="ct94494576653008"/>: <text:span text:style-name="T16">Git</text:span><text:change-end text:change-id="ct94494576653008"/><text:change text:change-id="ct94494566811104"/><text:change text:change-id="ct94494580242864"/><text:change text:change-id="ct94494557115744"/><text:change-start text:change-id="ct94494557470240"/><text:span text:style-name="T16">.</text:span><text:change-end text:change-id="ct94494557470240"/><text:change-start text:change-id="ct94494485091056"/></text:p>
        </text:list-item>
      </text:list>
      <text:p text:style-name="P16"/>
      <text:list xml:id="list140021808124973" text:continue-list="list140020943438373" text:style-name="WWNum4">
        <text:list-header>
          <text:p text:style-name="P25"><text:change-end text:change-id="ct94494485091056"/><text:change-start text:change-id="ct94494581083616"/><text:span text:style-name="T64">3- </text:span><text:change-end text:change-id="ct94494581083616"/><text:change-start text:change-id="ct94494418021984"/>Cahier des charges<text:change-end text:change-id="ct94494418021984"/><text:change-start text:change-id="ct94494558197424"/></text:p>
        </text:list-header>
      </text:list>
      <text:p text:style-name="P22"/>
      <text:p text:style-name="P8">Les <text:change-end text:change-id="ct94494558197424"/><text:change text:change-id="ct94494553086320"/><text:change-start text:change-id="ct94494574638704"/>délégués régionaux<text:change-end text:change-id="ct94494574638704"/><text:change-start text:change-id="ct94494565629424"/> <text:change-end text:change-id="ct94494565629424"/><text:change text:change-id="ct94494565221216"/><text:change-start text:change-id="ct94494553298176"/>consultent l<text:change-end text:change-id="ct94494553298176"/><text:change text:change-id="ct94494553298496"/><text:change-start text:change-id="ct94494576097280"/>e<text:change-end text:change-id="ct94494576097280"/><text:change-start text:change-id="ct94494576097600"/>s <text:change-end text:change-id="ct94494576097600"/><text:change text:change-id="ct94494614645600"/><text:change-start text:change-id="ct94494558886352"/><text:span text:style-name="T61">rapports de visite</text:span><text:change-end text:change-id="ct94494558886352"/><text:change-start text:change-id="ct94494558886672"/> <text:change-end text:change-id="ct94494558886672"/><text:change-start text:change-id="ct94494552049248"/>des <text:change-end text:change-id="ct94494552049248"/><text:change-start text:change-id="ct94494552049568"/>visiteurs <text:change-end text:change-id="ct94494552049568"/><text:change-start text:change-id="ct94494566917840"/><text:span text:style-name="T65">qu'ils encadrent </text:span><text:change-end text:change-id="ct94494566917840"/><text:change-start text:change-id="ct94494566918080"/>à l'aide <text:change-end text:change-id="ct94494566918080"/><text:change text:change-id="ct94494616116432"/><text:change text:change-id="ct94494616116112"/><text:change-start text:change-id="ct94494564525584"/><text:span text:style-name="T65">d'une </text:span><text:change-end text:change-id="ct94494564525584"/><text:change-start text:change-id="ct94494552772640"/>application graphique<text:change-end text:change-id="ct94494552772640"/><text:change-start text:change-id="ct94494554099584"/> <text:span text:style-name="T57">JavaFX</text:span><text:change-end text:change-id="ct94494554099584"/><text:change-start text:change-id="ct94494564293392"/> <text:change-end text:change-id="ct94494564293392"/><text:change text:change-id="ct94494553075904"/><text:change-start text:change-id="ct94494575799408"/>(se reporter à la description textuelle des cas d'utilisation).</text:p>
      <text:p text:style-name="P22"/>
      <text:p text:style-name="P8"><text:change-end text:change-id="ct94494575799408"/><text:change-start text:change-id="ct94494553810784"/><text:span text:style-name="T53">Architecture :</text:span><text:change-end text:change-id="ct94494553810784"/><text:change-start text:change-id="ct94494576497104"/> <text:change-end text:change-id="ct94494576497104"/><text:change text:change-id="ct94494555161584"/><text:change-start text:change-id="ct94494575119056"/></text:p>
      <text:p text:style-name="P13"><draw:g text:anchor-type="paragraph" draw:z-index="0" draw:style-name="gr1"><draw:ellipse draw:style-name="gr2" draw:text-style-name="P43" svg:width="4.564cm" svg:height="1.537cm" svg:x="4.115cm" svg:y="0.157cm"><text:p text:style-name="P42"><text:span text:style-name="T66">Application</text:span></text:p><text:p text:style-name="P42"><text:span text:style-name="T67">AppliRV-DR</text:span></text:p></draw:ellipse><draw:ellipse draw:style-name="gr3" draw:text-style-name="P44" svg:width="3.821cm" svg:height="1.355cm" svg:x="10.417cm" svg:y="0.321cm"><text:p text:style-name="P42"><text:span text:style-name="T66">SGBDR MySQL</text:span></text:p></draw:ellipse><draw:line draw:style-name="gr4" draw:text-style-name="P42" svg:x1="8.679cm" svg:y1="0.998cm" svg:x2="10.399cm" svg:y2="0.998cm"><text:p/></draw:line><draw:custom-shape draw:style-name="gr5" draw:text-style-name="P44" svg:width="1.952cm" svg:height="1.689cm" svg:x="11.624cm" svg:y="2.568cm"><text:p text:style-name="P42"><text:span text:style-name="T66">BD gsbrv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42" svg:x1="12.558cm" svg:y1="1.636cm" svg:x2="12.569cm" svg:y2="2.835cm"><text:p/></draw:line><draw:circle draw:style-name="gr6" draw:text-style-name="P45" svg:width="0.53cm" svg:height="0.53cm" svg:x="4.221cm" svg:y="2.272cm"><text:p/></draw:circle><draw:line draw:style-name="gr7" draw:text-style-name="P42" svg:x1="4.484cm" svg:y1="2.801cm" svg:x2="4.484cm" svg:y2="3.35cm"><text:p/></draw:line><draw:line draw:style-name="gr7" draw:text-style-name="P42" svg:x1="4.486cm" svg:y1="3.351cm" svg:x2="4.103cm" svg:y2="3.734cm"><text:p/></draw:line><draw:line draw:style-name="gr7" draw:text-style-name="P42" svg:x1="4.484cm" svg:y1="3.351cm" svg:x2="4.867cm" svg:y2="3.734cm"><text:p/></draw:line><draw:line draw:style-name="gr7" draw:text-style-name="P42" svg:x1="4.123cm" svg:y1="3.03cm" svg:x2="4.804cm" svg:y2="3.03cm"><text:p/></draw:line><draw:line draw:style-name="gr4" draw:text-style-name="P42" svg:x1="5.231cm" svg:y1="1.566cm" svg:x2="4.712cm" svg:y2="2.173cm"><text:p/></draw:line><draw:frame draw:style-name="gr8" draw:text-style-name="P46" svg:width="3.126cm" svg:height="0.548cm" svg:x="3.039cm" svg:y="4.006cm"><draw:text-box><text:p text:style-name="P42"><text:span text:style-name="T66">Délégué Régional</text:span></text:p></draw:text-box></draw:frame></draw:g><text:change-end text:change-id="ct94494575119056"/><text:change-start text:change-id="ct9449456573121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change-end text:change-id="ct94494565731216"/><text:change text:change-id="ct94494555660544"/><text:change text:change-id="ct94494568243952"/><text:change text:change-id="ct94494577267408"/><text:change-start text:change-id="ct94494564329216"/><text:span text:style-name="T9"/></text:p>
      <text:p text:style-name="P14"><text:change-end text:change-id="ct94494564329216"/><text:change-start text:change-id="ct94494564123744"/><text:span text:style-name="T42">4- </text:span><text:change-end text:change-id="ct94494564123744"/><text:change-start text:change-id="ct94494578738176"/>Résultats attendus<text:change-end text:change-id="ct94494578738176"/><text:change-start text:change-id="ct94494559168000"/></text:p>
      <text:p text:style-name="P23"/>
      <text:list xml:id="list140021934912956" text:continue-list="list140020210940000" text:style-name="L2">
        <text:list-item>
          <text:p text:style-name="P11">Une archive <text:change-end text:change-id="ct94494559168000"/><text:change text:change-id="ct94494566722752"/><text:change-start text:change-id="ct94494559168240"/>"<text:span text:style-name="T16">source</text:span>" de l'application<text:change-end text:change-id="ct94494559168240"/><text:change-start text:change-id="ct94494566763616"/> ;<text:change-end text:change-id="ct94494566763616"/><text:change-start text:change-id="ct94494578502944"/></text:p>
        </text:list-item>
        <text:list-item>
          <text:p text:style-name="P11"><text:change-end text:change-id="ct94494578502944"/><text:change text:change-id="ct94494574345216"/><text:change-start text:change-id="ct94494574345456"/>Une archive e<text:change-end text:change-id="ct94494574345456"/><text:change-start text:change-id="ct94494556467440"/>xécutable de l'application ;<text:change-end text:change-id="ct94494556467440"/><text:change-start text:change-id="ct94494566281440"/></text:p>
        </text:list-item>
        <text:list-item>
          <text:p text:style-name="P11">Le script de création de la base de données modifiée ;</text:p>
        </text:list-item>
        <text:list-item>
          <text:p text:style-name="P11">Une documentation technique <text:change-end text:change-id="ct94494566281440"/><text:change text:change-id="ct94494578515040"/><text:change-start text:change-id="ct94494566281680"/>de l'application<text:change-end text:change-id="ct94494566281680"/><text:change-start text:change-id="ct94494557685392"/> (dans lequel on trouvera, entre autres choses, les diagrammes de classes)<text:change-end text:change-id="ct94494557685392"/><text:change-start text:change-id="ct94494559125520"/> ;<text:change-end text:change-id="ct94494559125520"/><text:change-start text:change-id="ct94494575721472"/></text:p>
        </text:list-item>
        <text:list-item>
          <text:p text:style-name="P11">Un schéma conceptuel de données de la base de données modifiée ;</text:p>
        </text:list-item>
        <text:list-item>
          <text:p text:style-name="P38"><text:change-end text:change-id="ct94494575721472"/><text:change-start text:change-id="ct94494575426560"/>Un rapport de tests unitaires ;</text:p>
        </text:list-item>
        <text:list-item>
          <text:p text:style-name="P38">Un rapport de tests fonctionnels.<text:change-end text:change-id="ct9449457542656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true" style:font-name-asian="SimSun" style:font-size-asian="11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1pt" fo:language="fr" fo:country="FR" style:letter-kerning="true" style:font-name-asian="SimSun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auto" fo:padding="0.049cm" fo:border-left="none" fo:border-right="none" fo:border-top="none" fo:border-bottom="0.06pt solid #000000" style:shadow="none">
        <style:tab-stops>
          <style:tab-stop style:position="9.001cm"/>
          <style:tab-stop style:position="18.503cm" style:type="right"/>
        </style:tab-stops>
      </style:paragraph-properties>
      <style:text-properties style:font-name="Courier 10 Pitch" fo:font-size="10pt" style:text-underline-style="none" fo:font-weight="normal" style:font-size-asian="10pt" style:font-weight-asian="normal" style:font-name-complex="Times New Roman2" style:font-size-complex="10pt" style:font-weight-complex="normal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8.503cm" style:type="right"/>
        </style:tab-stops>
      </style:paragraph-properties>
    </style:style>
    <style:style style:name="MT1" style:family="text">
      <style:text-properties style:font-name="FreeMono" fo:font-size="9pt" style:text-underline-style="solid" style:text-underline-width="auto" style:text-underline-color="font-color" style:font-size-asian="9pt" style:font-size-complex="9pt"/>
    </style:style>
    <style:style style:name="MT2" style:family="text">
      <style:text-properties style:font-name="Liberation Mono" fo:font-size="9pt" style:text-underline-style="solid" style:text-underline-width="auto" style:text-underline-color="font-color" style:font-size-asian="9pt" style:font-size-complex="9pt"/>
    </style:style>
    <style:style style:name="MT3" style:family="text">
      <style:text-properties officeooo:rsid="000552de"/>
    </style:style>
    <style:style style:name="MT4" style:family="text">
      <style:text-properties style:font-name="Liberation Mono" fo:font-size="9pt" style:text-underline-style="solid" style:text-underline-width="auto" style:text-underline-color="font-color" officeooo:rsid="000210a5" style:font-size-asian="9pt" style:font-size-complex="9pt"/>
    </style:style>
    <style:style style:name="MT5" style:family="text">
      <style:text-properties style:font-name="FreeMono" fo:font-size="9pt" style:text-underline-style="solid" style:text-underline-width="auto" style:text-underline-color="font-color" officeooo:rsid="000210a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49cm" fo:margin-left="1.251cm" fo:margin-right="1.2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94494565584992" text:id="ct94494565584992">
            <text:deletion>
              <office:change-info>
                <dc:creator>Lionel ROMAIN</dc:creator>
                <dc:date>2019-02-12T13:27:00</dc:date>
              </office:change-info>
              <text:p text:style-name="MP1"><text:span text:style-name="MT1">PPE3/PPE4</text:span></text:p>
            </text:deletion>
          </text:changed-region>
          <text:changed-region xml:id="ct94494547745248" text:id="ct94494547745248">
            <text:deletion>
              <office:change-info>
                <dc:creator>Auteur inconnu</dc:creator>
                <dc:date>2014-09-11T09:32:00</dc:date>
              </office:change-info>
              <text:p text:style-name="MP1"><text:span text:style-name="MT2">PE4/SLAMP</text:span></text:p>
            </text:deletion>
          </text:changed-region>
          <text:changed-region xml:id="ct94494573343744" text:id="ct94494573343744">
            <text:insertion>
              <office:change-info>
                <dc:creator>Lionel ROMAIN</dc:creator>
                <dc:date>2019-02-12T13:27:00</dc:date>
              </office:change-info>
            </text:insertion>
          </text:changed-region>
          <text:changed-region xml:id="ct94494565937344" text:id="ct94494565937344">
            <text:deletion>
              <office:change-info>
                <dc:creator>Auteur inconnu</dc:creator>
                <dc:date>2014-09-11T09:33:00</dc:date>
              </office:change-info>
              <text:p text:style-name="MP1"><text:span text:style-name="MT4">5</text:span></text:p>
            </text:deletion>
          </text:changed-region>
          <text:changed-region xml:id="ct94494578231056" text:id="ct94494578231056">
            <text:deletion>
              <office:change-info>
                <dc:creator>Auteur inconnu</dc:creator>
                <dc:date>2016-09-04T11:24:00</dc:date>
              </office:change-info>
              <text:p text:style-name="MP1"><text:span text:style-name="MT5"><text:s/></text:span></text:p>
            </text:deletion>
          </text:changed-region>
          <text:changed-region xml:id="ct94494547696960" text:id="ct94494547696960">
            <text:deletion>
              <office:change-info>
                <dc:creator>Lionel ROMAIN</dc:creator>
                <dc:date>2019-02-12T13:28:00</dc:date>
              </office:change-info>
              <text:p text:style-name="MP1"><text:span text:style-name="MT3"><text:s/>1Mission</text:span></text:p>
            </text:deletion>
          </text:changed-region>
          <text:changed-region xml:id="ct94494555433728" text:id="ct94494555433728">
            <text:deletion>
              <office:change-info>
                <dc:creator>Lionel ROMAIN</dc:creator>
                <dc:date>2019-02-12T13:29:00</dc:date>
              </office:change-info>
              <text:p text:style-name="MP1"><text:span text:style-name="MT3"><text:tab/></text:span></text:p>
            </text:deletion>
          </text:changed-region>
          <text:changed-region xml:id="ct94494568436080" text:id="ct94494568436080">
            <text:insertion>
              <office:change-info>
                <dc:creator>Lionel ROMAIN</dc:creator>
                <dc:date>2019-02-12T13:29:00</dc:date>
              </office:change-info>
            </text:insertion>
          </text:changed-region>
          <text:changed-region xml:id="ct94494565195456" text:id="ct94494565195456">
            <text:insertion>
              <office:change-info>
                <dc:creator>Lionel ROMAIN</dc:creator>
                <dc:date>2019-02-12T13:40:00</dc:date>
              </office:change-info>
            </text:insertion>
          </text:changed-region>
          <text:changed-region xml:id="ct94494580423200" text:id="ct94494580423200">
            <text:insertion>
              <office:change-info>
                <dc:creator>Lionel ROMAIN</dc:creator>
                <dc:date>2019-02-12T13:29:00</dc:date>
              </office:change-info>
            </text:insertion>
          </text:changed-region>
          <text:changed-region xml:id="ct94494575327232" text:id="ct94494575327232">
            <text:deletion>
              <office:change-info>
                <dc:creator>Lionel ROMAIN</dc:creator>
                <dc:date>2019-02-12T13:29:00</dc:date>
              </office:change-info>
              <text:p text:style-name="MP1"><text:span text:style-name="MT3">-SLAM<text:tab/>TS2SIO</text:span></text:p>
            </text:deletion>
          </text:changed-region>
          <text:changed-region xml:id="ct94494564822224" text:id="ct94494564822224">
            <text:insertion>
              <office:change-info>
                <dc:creator>Lionel ROMAIN</dc:creator>
                <dc:date>2019-02-12T13:43:00</dc:date>
              </office:change-info>
            </text:insertion>
          </text:changed-region>
        </text:tracked-changes>
        <text:p text:style-name="MP1"><text:change text:change-id="ct94494565584992"/><text:change text:change-id="ct94494547745248"/><text:change-start text:change-id="ct94494573343744"/><text:span text:style-name="MT3">SLAM5</text:span><text:change-end text:change-id="ct94494573343744"/><text:change text:change-id="ct94494565937344"/><text:change text:change-id="ct94494578231056"/><text:change text:change-id="ct94494547696960"/><text:change text:change-id="ct94494555433728"/><text:change-start text:change-id="ct94494568436080"/><text:span text:style-name="MT3">/GSB </text:span><text:change-end text:change-id="ct94494568436080"/><text:change-start text:change-id="ct94494565195456"/><text:span text:style-name="MT3">–</text:span><text:change-end text:change-id="ct94494565195456"/><text:change-start text:change-id="ct94494580423200"/><text:span text:style-name="MT3"> AppliRV</text:span><text:change-end text:change-id="ct94494580423200"/><text:change text:change-id="ct94494575327232"/><text:change-start text:change-id="ct94494564822224"/><text:span text:style-name="MT3"> (Module Délégué Régional)</text:span><text:change-end text:change-id="ct94494564822224"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</meta:initial-creator>
    <meta:editing-cycles>58</meta:editing-cycles>
    <meta:print-date>2013-09-26T11:12:36</meta:print-date>
    <meta:creation-date>2013-09-04T14:11:00</meta:creation-date>
    <dc:date>2020-11-20T14:00:11.761454178</dc:date>
    <meta:editing-duration>PT4H17M39S</meta:editing-duration>
    <meta:generator>LibreOffice/6.1.5.2$Linux_X86_64 LibreOffice_project/10$Build-2</meta:generator>
    <meta:printed-by>ahecker </meta:printed-by>
    <dc:creator>Lionel ROMAIN</dc:creator>
    <meta:document-statistic meta:table-count="0" meta:image-count="0" meta:object-count="0" meta:page-count="1" meta:paragraph-count="30" meta:word-count="244" meta:character-count="1535" meta:non-whitespace-character-count="13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